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32000000EE2EED084E.eps" manifest:media-type=""/>
  <manifest:file-entry manifest:full-path="Pictures/" manifest:media-type="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/>
    </style:style>
    <style:style style:name="T2" style:family="text">
      <style:text-properties fo:font-family="'XB Tabriz'" style:font-pitch="variable" style:font-family-complex="'XB Tabriz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96cm" svg:height="3.301cm" svg:x="0.542cm" svg:y="0.246cm">
          <draw:image xlink:href="Pictures/2000000200000232000000EE2EED084E.eps" xlink:type="simple" xlink:show="embed" xlink:actuate="onLoad">
            <text:p/>
          </draw:image>
        </draw:frame>
        <draw:frame draw:style-name="gr2" draw:layer="layout" svg:width="0.478cm" svg:height="0.469cm" svg:x="4.937cm" svg:y="0.5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04cm" svg:height="0.469cm" svg:x="4.939cm" svg:y="2.44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1cm" svg:height="0.469cm" svg:x="7.802cm" svg:y="0.8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3cm" svg:height="0.469cm" svg:x="7.788cm" svg:y="2.2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21cm" svg:height="0.469cm" svg:x="5.479cm" svg:y="0.3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13cm" svg:height="0.469cm" svg:x="5.453cm" svg:y="2.1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05cm" svg:height="0.469cm" svg:x="7.454cm" svg:y="0.55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78cm" svg:height="0.469cm" svg:x="0.703cm" svg:y="0.59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504cm" svg:height="0.469cm" svg:x="0.692cm" svg:y="2.40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51cm" svg:height="0.469cm" svg:x="3.607cm" svg:y="0.81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533cm" svg:height="0.469cm" svg:x="3.608cm" svg:y="2.23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413cm" svg:height="0.469cm" svg:x="1.233cm" svg:y="0.36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413cm" svg:height="0.469cm" svg:x="1.233cm" svg:y="2.18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413cm" svg:height="0.469cm" svg:x="3.259cm" svg:y="1.96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3" draw:layer="layout" svg:width="0.929cm" svg:height="0.983cm" svg:x="6.415cm" svg:y="2.78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3" draw:layer="layout" svg:width="1.2cm" svg:height="0.911cm" svg:x="1.938cm" svg:y="2.84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layer="layout" svg:width="0.405cm" svg:height="0.469cm" svg:x="3.183cm" svg:y="0.573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2T09:52:49</dc:date>
    <dc:creator>kkk </dc:creator>
    <meta:editing-duration>PT11H23M21S</meta:editing-duration>
    <meta:editing-cycles>49</meta:editing-cycles>
    <meta:generator>LibreOffice/3.3$Linux LibreOffice_project/330m19$Build-401</meta:generator>
    <meta:document-statistic meta:object-count="18"/>
  </office:meta>
</office:document-meta>
</file>

<file path=Object 1/content.xml><?xml version="1.0" encoding="utf-8"?>
<math xmlns="http://www.w3.org/1998/Math/MathML">
  <semantics>
    <mover accent="true">
      <mi>S</mi>
      <mo>¯</mo>
    </mover>
    <annotation encoding="StarMath 5.0">overline{S}</annotation>
  </semantics>
</math>
</file>

<file path=Object 11/content.xml><?xml version="1.0" encoding="utf-8"?>
<math xmlns="http://www.w3.org/1998/Math/MathML">
  <semantics>
    <mover accent="true">
      <mi>S</mi>
      <mo>¯</mo>
    </mover>
    <annotation encoding="StarMath 5.0">overline{S}</annotation>
  </semantics>
</math>
</file>

<file path=Object 12/content.xml><?xml version="1.0" encoding="utf-8"?>
<math xmlns="http://www.w3.org/1998/Math/MathML">
  <semantics>
    <mover accent="true">
      <mi>R</mi>
      <mo>¯</mo>
    </mover>
    <annotation encoding="StarMath 5.0">overline{R}</annotation>
  </semantics>
</math>
</file>

<file path=Object 13/content.xml><?xml version="1.0" encoding="utf-8"?>
<math xmlns="http://www.w3.org/1998/Math/MathML">
  <semantics>
    <mi>Q</mi>
    <annotation encoding="StarMath 5.0">Q</annotation>
  </semantics>
</math>
</file>

<file path=Object 14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15/content.xml><?xml version="1.0" encoding="utf-8"?>
<math xmlns="http://www.w3.org/1998/Math/MathML">
  <semantics>
    <mn>1</mn>
    <annotation encoding="StarMath 5.0">1</annotation>
  </semantics>
</math>
</file>

<file path=Object 16/content.xml><?xml version="1.0" encoding="utf-8"?>
<math xmlns="http://www.w3.org/1998/Math/MathML">
  <semantics>
    <mn>1</mn>
    <annotation encoding="StarMath 5.0">1</annotation>
  </semantics>
</math>
</file>

<file path=Object 18/content.xml><?xml version="1.0" encoding="utf-8"?>
<math xmlns="http://www.w3.org/1998/Math/MathML">
  <semantics>
    <mn>0</mn>
    <annotation encoding="StarMath 5.0">0</annotation>
  </semantics>
</math>
</file>

<file path=Object 2/content.xml><?xml version="1.0" encoding="utf-8"?>
<math xmlns="http://www.w3.org/1998/Math/MathML">
  <semantics>
    <mover accent="true">
      <mi>R</mi>
      <mo>¯</mo>
    </mover>
    <annotation encoding="StarMath 5.0">overline{R}</annotation>
  </semantics>
</math>
</file>

<file path=Object 3/content.xml><?xml version="1.0" encoding="utf-8"?>
<math xmlns="http://www.w3.org/1998/Math/MathML">
  <semantics>
    <mi>Q</mi>
    <annotation encoding="StarMath 5.0">Q</annotation>
  </semantics>
</math>
</file>

<file path=Object 4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5/content.xml><?xml version="1.0" encoding="utf-8"?>
<math xmlns="http://www.w3.org/1998/Math/MathML">
  <semantics>
    <mn>0</mn>
    <annotation encoding="StarMath 5.0">0</annotation>
  </semantics>
</math>
</file>

<file path=Object 6/content.xml><?xml version="1.0" encoding="utf-8"?>
<math xmlns="http://www.w3.org/1998/Math/MathML">
  <semantics>
    <mn>1</mn>
    <annotation encoding="StarMath 5.0">1</annotation>
  </semantics>
</math>
</file>

<file path=Object 7/content.xml><?xml version="1.0" encoding="utf-8"?>
<math xmlns="http://www.w3.org/1998/Math/MathML">
  <semantics>
    <mn>1</mn>
    <annotation encoding="StarMath 5.0">1</annotation>
  </semantics>
</math>
</file>

<file path=Object 8/content.xml><?xml version="1.0" encoding="utf-8"?>
<math xmlns="http://www.w3.org/1998/Math/MathML">
  <semantics>
    <mn>1</mn>
    <annotation encoding="StarMath 5.0">1</annotation>
  </semantics>
</math>
</file>